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Reader.readConfiguration( Configuration rolesConfig , Configuration component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tionReader.ConfigurationReader( ConfigurationInfo parentInfo , ResourceLoader resourceLoa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figurationReader.parseConfiguration( final Configuration configuration , String contextURI , Set loadedURI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figurationReader.getUrl( Resource r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urationReader.getInputSource( Resource r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tionReader.getUrl( String url , String ba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figurationReader.readConfiguration( String source ,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tionReader.correctUrl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urationReader.readSitemap( ConfigurationInfo parentInfo , String src , ResourceLoader resource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figurationReader.configureRoles( final Configuration configuration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ConfigurationReader.convert( Configuration config , Configuration additionalConfig , String rootUri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ConfigurationReader.handleInclude( final String contextURI , final Set loadedURIs , final Configuration includeStatemen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ConfigurationReader.handleBeanInclude( final String contextURI , final Configuration includeStatem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ConfigurationReader.loadURI( final Resource src , final Set loadedURIs , final Configuration includeStatem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nfigurationReader.convertSitemap( String sitemapLoc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figurationReader.convertUrl( String ur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figurationReader.convert( String relative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figurationReader.processComponents(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9">
            <text:p text:style-name="Table_20_Contents">29</text:p>
          </table:table-cell>
          <table:table-cell office:value-type="float" office:value="96">
            <text:p text:style-name="Table_20_Contents">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